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CF9286EA7D40B7E.png" manifest:media-type="image/png"/>
  <manifest:file-entry manifest:full-path="Pictures/10000201000001F4000002BC85D380BC555BF585.png" manifest:media-type="image/png"/>
  <manifest:file-entry manifest:full-path="Pictures/1000020100000280000001E0B810E662BCCC444E.png" manifest:media-type="image/png"/>
  <manifest:file-entry manifest:full-path="Pictures/1000020100000280000001E0882959FB788159CE.png" manifest:media-type="image/png"/>
  <manifest:file-entry manifest:full-path="Pictures/1000020100000280000001E080DD24A7A60682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99cm" svg:height="17.779cm" svg:x="7.678cm" svg:y="1.652cm">
          <draw:image xlink:href="Pictures/10000201000001F4000002BC85D380BC555BF5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6.255cm" svg:height="12.191cm" svg:x="5.9cm" svg:y="4.446cm">
          <draw:image xlink:href="Pictures/1000020100000280000001E0B810E662BCCC44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6.255cm" svg:height="12.191cm" svg:x="5.9cm" svg:y="4.446cm">
          <draw:image xlink:href="Pictures/1000020100000280000001E0882959FB788159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6.255cm" svg:height="12.191cm" svg:x="5.9cm" svg:y="4.446cm">
          <draw:image xlink:href="Pictures/1000020100000280000001E080DD24A7A60682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16.255cm" svg:height="12.191cm" svg:x="5.884cm" svg:y="4.438cm">
          <draw:image xlink:href="Pictures/1000020100000280000001E02CF9286EA7D40B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0.502cm" svg:height="1.187cm" svg:x="1.778cm" svg:y="2.28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08:51.243550554</meta:creation-date>
    <dc:date>2018-08-27T13:31:03.226186673</dc:date>
    <meta:editing-duration>PT2H26M</meta:editing-duration>
    <meta:editing-cycles>12</meta:editing-cycles>
    <meta:generator>LibreOffice/5.1.6.2$Linux_X86_64 LibreOffice_project/10m0$Build-2</meta:generator>
    <meta:document-statistic meta:object-count="39"/>
  </office:meta>
</office:document-meta>
</file>